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text-properties fo:color="#0000ff" style:font-name="Courier New" fo:font-size="11pt" fo:language="es" fo:country="AR" style:font-size-asian="11pt" style:font-name-complex="Courier New" style:font-size-complex="11pt"/>
    </style:style>
    <style:style style:name="P6" style:family="paragraph" style:parent-style-name="Standard">
      <style:text-properties fo:color="#0000ff" fo:language="none" fo:country="none" style:language-asian="none" style:country-asian="none"/>
    </style:style>
    <style:style style:name="P7" style:family="paragraph" style:parent-style-name="Standard">
      <style:text-properties style:font-name="Courier New" fo:font-size="10pt" fo:language="es" fo:country="AR" style:font-size-asian="10pt" style:font-name-complex="Courier New" style:font-size-complex="10pt"/>
    </style:style>
    <style:style style:name="P8" style:family="paragraph" style:parent-style-name="Standard">
      <style:text-properties style:font-name="Courier New" fo:language="es" fo:country="AR" style:font-name-complex="Courier New"/>
    </style:style>
    <style:style style:name="P9" style:family="paragraph" style:parent-style-name="Standard">
      <style:paragraph-properties fo:margin-left="1.27cm" fo:margin-right="0cm" fo:text-indent="0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color="#0000ff" style:font-name="Courier New" fo:font-size="11pt" style:font-size-asian="11pt" style:font-name-complex="Courier New" style:font-size-complex="11pt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ff" style:font-name="Courier New" fo:font-size="11pt" style:font-size-asian="11pt" style:font-name-complex="Courier New" style:font-size-complex="11pt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ff" style:font-name="Courier New" fo:font-size="11pt" style:font-name-asian="Courier New" style:font-size-asian="11pt" style:font-name-complex="Courier New" style:font-size-complex="11pt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11pt" style:font-size-asian="11pt" style:font-name-complex="Courier New" style:font-size-complex="11pt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 fo:keep-with-next="always"/>
      <style:text-properties fo:color="#0000ff" style:font-name="Courier New" fo:font-size="11pt" style:font-size-asian="11pt" style:font-name-complex="Courier New" style:font-size-complex="11pt"/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Courier New" fo:font-size="11pt" style:font-size-asian="11pt" style:font-name-complex="Courier New" style:font-size-complex="11pt"/>
    </style:style>
    <style:style style:name="P16" style:family="paragraph" style:parent-style-name="Standard">
      <style:paragraph-properties fo:text-align="justify" style:justify-single-word="false" fo:keep-with-next="always"/>
    </style:style>
    <style:style style:name="P17" style:family="paragraph" style:parent-style-name="Standard">
      <style:paragraph-properties fo:text-align="justify" style:justify-single-word="false" fo:keep-with-next="always"/>
      <style:text-properties fo:font-weight="bold" style:font-weight-asian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9" style:family="paragraph">
      <style:paragraph-properties fo:text-align="center" style:writing-mode="lr-tb"/>
    </style:style>
    <style:style style:name="T1" style:family="text">
      <style:text-properties style:font-name="Courier New" fo:font-size="11pt" fo:language="es" fo:country="AR" style:font-size-asian="11pt" style:font-name-complex="Courier New" style:font-size-complex="11pt"/>
    </style:style>
    <style:style style:name="T2" style:family="text">
      <style:text-properties fo:color="#0000ff"/>
    </style:style>
    <style:style style:name="T3" style:family="text">
      <style:text-properties fo:color="#0000ff" style:font-name="Courier New" fo:font-size="11pt" fo:language="es" fo:country="AR" style:font-size-asian="11pt" style:font-name-complex="Courier New" style:font-size-complex="11pt"/>
    </style:style>
    <style:style style:name="T4" style:family="text">
      <style:text-properties fo:color="#0000ff" style:font-name="Courier New" fo:font-size="11pt" style:font-size-asian="11pt" style:font-name-complex="Courier New" style:font-size-complex="11pt"/>
    </style:style>
    <style:style style:name="T5" style:family="text">
      <style:text-properties fo:font-weight="bold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 multiple-inheritance class library for Lua</text:p>
      <text:p text:style-name="P1">Brief summary using global named classes</text:p>
      <text:p text:style-name="Standard"/>
      <text:p text:style-name="P4">Standard derivation</text:p>
      <text:p text:style-name="P2"/>
      <text:p text:style-name="P10">class.A(P, Q)</text:p>
      <text:p text:style-name="P10">class.B(P, Q)</text:p>
      <text:p text:style-name="P10">class.C(A, B)</text:p>
      <text:p text:style-name="Standard"/>
      <text:p text:style-name="P10">Cobj = C(constructor arguments ...)</text:p>
      <text:p text:style-name="Standard"/>
      <text:p text:style-name="P6"><draw:frame draw:style-name="fr1" draw:name="Rahmen1" text:anchor-type="char" svg:x="11.43cm" svg:y="4.898cm" svg:width="1.903cm" svg:height="0.951cm" draw:z-index="0"><draw:text-box><text:p text:style-name="P5">P obj</text:p></draw:text-box></draw:frame><draw:frame draw:style-name="fr1" draw:name="Rahmen2" text:anchor-type="char" svg:x="11.43cm" svg:y="3.311cm" svg:width="1.903cm" svg:height="0.951cm" draw:z-index="1"><draw:text-box><text:p text:style-name="P5">Q obj</text:p></draw:text-box></draw:frame><draw:frame draw:style-name="fr1" draw:name="Rahmen3" text:anchor-type="char" svg:x="11.43cm" svg:y="1.723cm" svg:width="1.903cm" svg:height="0.951cm" draw:z-index="2"><draw:text-box><text:p text:style-name="P5">Q obj</text:p></draw:text-box></draw:frame><draw:frame draw:style-name="fr1" draw:name="Rahmen4" text:anchor-type="char" svg:x="11.43cm" svg:y="0.136cm" svg:width="1.903cm" svg:height="0.951cm" draw:z-index="3"><draw:text-box><text:p text:style-name="P5">P obj</text:p></draw:text-box></draw:frame><draw:frame draw:style-name="fr1" draw:name="Rahmen5" text:anchor-type="char" svg:x="5.715cm" svg:y="0.164cm" svg:width="1.903cm" svg:height="0.951cm" draw:z-index="5"><draw:text-box><text:p text:style-name="P5">A obj</text:p></draw:text-box></draw:frame><draw:frame draw:style-name="fr2" draw:name="Rahmen6" text:anchor-type="char" svg:x="2.528cm" svg:y="2.346cm" svg:width="2.88cm" svg:height="1.568cm" draw:z-index="7"><draw:text-box><text:p text:style-name="Standard"><text:span text:style-name="T1"><text:tab/></text:span><text:span text:style-name="T3">A</text:span></text:p><text:p text:style-name="P5"><text:tab/>B</text:p></draw:text-box></draw:frame><draw:frame draw:style-name="fr2" draw:name="Rahmen7" text:anchor-type="char" svg:x="5.703cm" svg:y="3.891cm" svg:width="2.88cm" svg:height="1.291cm" draw:z-index="8"><draw:text-box><text:p text:style-name="Standard"><text:span text:style-name="T1"><text:tab/></text:span><text:span text:style-name="T3">Q</text:span></text:p><text:p text:style-name="P5"><text:tab/>P</text:p></draw:text-box></draw:frame><draw:line text:anchor-type="char" draw:z-index="10" draw:style-name="gr1" draw:text-style-name="P19" svg:x1="4.763cm" svg:y1="2.676cm" svg:x2="5.716cm" svg:y2="1.681cm"><text:p/></draw:line><draw:line text:anchor-type="char" draw:z-index="11" draw:style-name="gr1" draw:text-style-name="P19" svg:x1="4.763cm" svg:y1="3.311cm" svg:x2="5.716cm" svg:y2="4.539cm"><text:p/></draw:line><draw:frame draw:style-name="fr2" draw:name="Rahmen8" text:anchor-type="char" svg:x="8.878cm" svg:y="0.081cm" svg:width="2.563cm" svg:height="1.291cm" draw:z-index="12"><draw:text-box><text:p text:style-name="P7"><text:tab/></text:p></draw:text-box></draw:frame><draw:frame draw:style-name="fr2" draw:name="Rahmen9" text:anchor-type="char" svg:x="8.878cm" svg:y="1.669cm" svg:width="2.563cm" svg:height="1.293cm" draw:z-index="13"><draw:text-box><text:p text:style-name="P8"><text:tab/></text:p></draw:text-box></draw:frame><draw:frame draw:style-name="fr2" draw:name="Rahmen10" text:anchor-type="char" svg:x="8.878cm" svg:y="3.256cm" svg:width="2.563cm" svg:height="1.289cm" draw:z-index="14"><draw:text-box><text:p text:style-name="Standard"/></draw:text-box></draw:frame><draw:frame draw:style-name="fr2" draw:name="Rahmen11" text:anchor-type="char" svg:x="8.878cm" svg:y="4.844cm" svg:width="2.563cm" svg:height="1.293cm" draw:z-index="15"><draw:text-box><text:p text:style-name="Standard"/></draw:text-box></draw:frame><draw:line text:anchor-type="char" draw:z-index="17" draw:style-name="gr1" draw:text-style-name="P19" svg:x1="7.938cm" svg:y1="1.998cm" svg:x2="8.891cm" svg:y2="2.316cm"><text:p/></draw:line><draw:line text:anchor-type="char" draw:z-index="18" draw:style-name="gr1" draw:text-style-name="P19" svg:x1="7.938cm" svg:y1="4.221cm" svg:x2="8.891cm" svg:y2="3.903cm"><text:p/></draw:line><draw:line text:anchor-type="char" draw:z-index="19" draw:style-name="gr1" draw:text-style-name="P19" svg:x1="7.938cm" svg:y1="4.856cm" svg:x2="8.891cm" svg:y2="5.491cm"><text:p/></draw:line></text:p>
      <text:p text:style-name="P6"><draw:line text:anchor-type="char" draw:z-index="16" draw:style-name="gr1" draw:text-style-name="P19" svg:x1="7.938cm" svg:y1="0.875cm" svg:x2="8.891cm" svg:y2="0.242cm"><text:p/></draw:line></text:p>
      <text:p text:style-name="P6"><draw:frame draw:style-name="fr2" draw:name="Rahmen12" text:anchor-type="char" svg:x="5.703cm" svg:y="0.102cm" svg:width="2.88cm" svg:height="1.289cm" draw:z-index="9"><draw:text-box><text:p text:style-name="Standard"><text:span text:style-name="T1"><text:tab/></text:span><text:span text:style-name="T3">P</text:span></text:p><text:p text:style-name="P5"><text:tab/>Q</text:p></draw:text-box></draw:frame></text:p>
      <text:p text:style-name="P9"><draw:frame draw:style-name="fr1" draw:name="Rahmen13" text:anchor-type="char" svg:x="5.715cm" svg:y="3.858cm" svg:width="1.903cm" svg:height="0.951cm" draw:z-index="4"><draw:text-box><text:p text:style-name="P5">B obj</text:p></draw:text-box></draw:frame><draw:frame draw:style-name="fr1" draw:name="Rahmen14" text:anchor-type="char" svg:x="0.635cm" svg:y="0.926cm" svg:width="2.221cm" svg:height="0.951cm" draw:z-index="6"><draw:text-box><text:p text:style-name="P5">C obj</text:p></draw:text-box></draw:frame><text:line-break/><text:line-break/><text:line-break/><text:line-break/><text:line-break/><text:line-break/><text:line-break/><text:line-break/><text:line-break/><text:line-break/></text:p>
      <text:p text:style-name="P4">Shared derivation</text:p>
      <text:p text:style-name="P4"/>
      <text:p text:style-name="P10">class.X(P, shared(Q))</text:p>
      <text:p text:style-name="P10">class.Y(P, shared(Q))</text:p>
      <text:p text:style-name="P10">class.Z(X, Y)</text:p>
      <text:p text:style-name="P10"/>
      <text:p text:style-name="P10">Zobj = Z(constructor arguments ...)</text:p>
      <text:p text:style-name="P9"><draw:line text:anchor-type="char" draw:z-index="38" draw:style-name="gr1" draw:text-style-name="P19" svg:x1="4.763cm" svg:y1="3.515cm" svg:x2="8.891cm" svg:y2="3.515cm"><text:p/></draw:line><draw:line text:anchor-type="char" draw:z-index="37" draw:style-name="gr1" draw:text-style-name="P19" svg:x1="7.938cm" svg:y1="5.082cm" svg:x2="8.891cm" svg:y2="5.717cm"><text:p/></draw:line><draw:line text:anchor-type="char" draw:z-index="36" draw:style-name="gr1" draw:text-style-name="P19" svg:x1="7.938cm" svg:y1="4.447cm" svg:x2="8.891cm" svg:y2="3.833cm"><text:p/></draw:line><draw:line text:anchor-type="char" draw:z-index="35" draw:style-name="gr1" draw:text-style-name="P19" svg:x1="7.938cm" svg:y1="2.563cm" svg:x2="8.891cm" svg:y2="3.198cm"><text:p/></draw:line><draw:line text:anchor-type="char" draw:z-index="34" draw:style-name="gr1" draw:text-style-name="P19" svg:x1="7.938cm" svg:y1="1.928cm" svg:x2="8.891cm" svg:y2="0.954cm"><text:p/></draw:line><draw:frame draw:style-name="fr2" draw:name="Rahmen15" text:anchor-type="char" svg:x="8.878cm" svg:y="5.069cm" svg:width="2.563cm" svg:height="1.293cm" draw:z-index="33"><draw:text-box><text:p text:style-name="Standard"/></draw:text-box></draw:frame><draw:frame draw:style-name="fr2" draw:name="Rahmen16" text:anchor-type="char" svg:x="8.878cm" svg:y="2.868cm" svg:width="2.563cm" svg:height="1.293cm" draw:z-index="32"><draw:text-box><text:p text:style-name="P8"><text:tab/></text:p></draw:text-box></draw:frame><draw:frame draw:style-name="fr2" draw:name="Rahmen17" text:anchor-type="char" svg:x="8.878cm" svg:y="0.307cm" svg:width="2.563cm" svg:height="1.291cm" draw:z-index="31"><draw:text-box><text:p text:style-name="P7"><text:tab/></text:p></draw:text-box></draw:frame><draw:line text:anchor-type="char" draw:z-index="30" draw:style-name="gr1" draw:text-style-name="P19" svg:x1="4.763cm" svg:y1="4.15cm" svg:x2="5.716cm" svg:y2="4.764cm"><text:p/></draw:line><draw:line text:anchor-type="char" draw:z-index="29" draw:style-name="gr1" draw:text-style-name="P19" svg:x1="4.763cm" svg:y1="2.881cm" svg:x2="5.716cm" svg:y2="1.907cm"><text:p/></draw:line><draw:frame draw:style-name="fr2" draw:name="Rahmen18" text:anchor-type="char" svg:x="5.703cm" svg:y="1.598cm" svg:width="2.88cm" svg:height="1.289cm" draw:z-index="28"><draw:text-box><text:p text:style-name="Standard"><text:span text:style-name="T1"><text:tab/></text:span><text:span text:style-name="T3">P</text:span></text:p><text:p text:style-name="P5"><text:tab/>Q</text:p></draw:text-box></draw:frame><draw:frame draw:style-name="fr2" draw:name="Rahmen19" text:anchor-type="char" svg:x="5.703cm" svg:y="4.117cm" svg:width="2.88cm" svg:height="1.291cm" draw:z-index="27"><draw:text-box><text:p text:style-name="Standard"><text:span text:style-name="T1"><text:tab/></text:span><text:span text:style-name="T3">Q</text:span></text:p><text:p text:style-name="P5"><text:tab/>P</text:p></draw:text-box></draw:frame><draw:frame draw:style-name="fr2" draw:name="Rahmen20" text:anchor-type="char" svg:x="2.528cm" svg:y="2.551cm" svg:width="2.88cm" svg:height="1.928cm" draw:z-index="26"><draw:text-box><text:p text:style-name="Standard"><text:span text:style-name="T1"><text:tab/></text:span><text:span text:style-name="T3">X</text:span></text:p><text:p text:style-name="P5"><text:tab/>Q</text:p><text:p text:style-name="P5"><text:tab/>Y</text:p></draw:text-box></draw:frame><draw:frame draw:style-name="fr1" draw:name="Rahmen21" text:anchor-type="char" svg:x="0.635cm" svg:y="2.946cm" svg:width="1.903cm" svg:height="0.951cm" draw:z-index="25"><draw:text-box><text:p text:style-name="P5">Z obj</text:p></draw:text-box></draw:frame><draw:frame draw:style-name="fr1" draw:name="Rahmen22" text:anchor-type="char" svg:x="5.715cm" svg:y="0.658cm" svg:width="1.903cm" svg:height="0.951cm" draw:z-index="24"><draw:text-box><text:p text:style-name="P5">X obj</text:p></draw:text-box></draw:frame><draw:frame draw:style-name="fr1" draw:name="Rahmen23" text:anchor-type="char" svg:x="5.715cm" svg:y="5.42cm" svg:width="1.903cm" svg:height="0.951cm" draw:z-index="23"><draw:text-box><text:p text:style-name="P5">Y obj</text:p></draw:text-box></draw:frame><draw:frame draw:style-name="fr1" draw:name="Rahmen24" text:anchor-type="char" svg:x="11.43cm" svg:y="0.406cm" svg:width="1.903cm" svg:height="0.951cm" draw:z-index="22"><draw:text-box><text:p text:style-name="P5">P obj</text:p></draw:text-box></draw:frame><draw:frame draw:style-name="fr1" draw:name="Rahmen25" text:anchor-type="char" svg:x="11.43cm" svg:y="2.946cm" svg:width="1.903cm" svg:height="0.951cm" draw:z-index="21"><draw:text-box><text:p text:style-name="P5">Q obj</text:p></draw:text-box></draw:frame><draw:frame draw:style-name="fr1" draw:name="Rahmen26" text:anchor-type="char" svg:x="11.43cm" svg:y="5.168cm" svg:width="1.903cm" svg:height="0.951cm" draw:z-index="20"><draw:text-box><text:p text:style-name="P5">P obj</text:p></draw:text-box></draw:frame><text:span text:style-name="T2"><text:line-break/></text:span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3">Class usage</text:p>
      <text:p text:style-name="Standard"/>
      <text:p text:style-name="P14">class.Account()</text:p>
      <text:p text:style-name="P14">function Account:__init(initial) <text:s/>-- constructor</text:p>
      <text:p text:style-name="P14"><text:tab/>self.balance = initial or 0</text:p>
      <text:p text:style-name="P11">end</text:p>
      <text:p text:style-name="P11">function Account:deposit(amount)</text:p>
      <text:p text:style-name="P11"><text:tab/>self.balance = self.balance + amount</text:p>
      <text:p text:style-name="P11">end</text:p>
      <text:p text:style-name="P11"/>
      <text:p text:style-name="P11">myAccount = Account(10.00)</text:p>
      <text:p text:style-name="P13"/>
      <text:p text:style-name="P11">class.NamedAccount(Account)</text:p>
      <text:p text:style-name="P11">function NamedAccount:__init(name, initial)</text:p>
      <text:p text:style-name="P11"><text:tab/>self.Account:__init(initial)</text:p>
      <text:p text:style-name="P11"><text:tab/>self.name = name or 'anonymous'</text:p>
      <text:p text:style-name="P11">end</text:p>
      <text:p text:style-name="P11"/>
      <text:p text:style-name="P11">myNamedAccount = NamedAccount('John', 10.00)</text:p>
      <text:p text:style-name="P15"/>
      <text:p text:style-name="P2"><text:span text:style-name="T5">Object properties</text:span> live in their respective objects. </text:p>
      <text:p text:style-name="P2"/>
      <text:p text:style-name="P11">myNamedAccount.name<text:tab/><text:tab/><text:tab/>== 'John'</text:p>
      <text:p text:style-name="P11">myNamedAccount.balance<text:tab/><text:tab/>== nil </text:p>
      <text:p text:style-name="P11">myNamedAccount.Account.balance<text:tab/>== 10.00</text:p>
      <text:p text:style-name="P11"/>
      <text:p text:style-name="P16">Unambiguous base attributes are <text:span text:style-name="T5">inherited</text:span>. These two are equivalent:</text:p>
      <text:p text:style-name="P17"><text:s/></text:p>
      <text:p text:style-name="P11">myNamedAccount.Account:deposit(2.00) </text:p>
      <text:p text:style-name="P11">myNamedAccount:deposit(2.00)</text:p>
      <text:p text:style-name="P12"><text:s text:c="2"/></text:p>
      <text:p text:style-name="P2">Ambiguous attributes are not inherited:</text:p>
      <text:p text:style-name="P2"/>
      <text:p text:style-name="P11">class.SavingsAccount(Account)</text:p>
      <text:p text:style-name="P11">class.CurrentAccount(Account)</text:p>
      <text:p text:style-name="P11">class.CombinedAccount(SavingsAccount, CurrentAccount)</text:p>
      <text:p text:style-name="P11"/>
      <text:p text:style-name="P11">myCombinedAccount = CombinedAccount()</text:p>
      <text:p text:style-name="P11">myCombinedAccount:deposit(2.00) <text:s/>← Error, deposit is nil</text:p>
      <text:p text:style-name="P11"/>
      <text:p text:style-name="P2">Qualification solves ambiguity: </text:p>
      <text:p text:style-name="P2"><text:s/></text:p>
      <text:p text:style-name="P11">myCombinedAccount.CurrentAccount:deposit(2.00)</text:p>
      <text:p text:style-name="P2"/>
      <text:p text:style-name="P2">There would exist a <text:span text:style-name="T4">CombinedAccount:deposit() </text:span>method if <text:span text:style-name="T4">SavingsAccount </text:span>and <text:span text:style-name="T4">CurrentAccount </text:span>derived from <text:span text:style-name="T4">shared(Account).</text:span> But it does not make sense in this case, since we really need two separate balanc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/>
    <style:font-face style:name="Courier New" svg:font-family="'Courier New'" style:font-family-generic="modern"/>
    <style:font-face style:name="MS Mincho" svg:font-family="'MS Mincho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title>A multiple-inheritance class library for Lua</dc:title>
    <meta:initial-creator>Hugo Etchegoyen</meta:initial-creator>
    <meta:creation-date>2007-01-22T13:45:00</meta:creation-date>
    <dc:creator>Rick </dc:creator>
    <dc:date>2013-04-14T15:09:17</dc:date>
    <meta:editing-cycles>37</meta:editing-cycles>
    <meta:editing-duration>PT10H34M</meta:editing-duration>
    <meta:document-statistic meta:table-count="0" meta:image-count="0" meta:object-count="0" meta:page-count="2" meta:paragraph-count="78" meta:word-count="194" meta:character-count="1601" meta:non-whitespace-character-count="1416"/>
    <meta:generator>LibreOffice/3.6$Linux_X86_64 LibreOffice_project/360m1$Build-304</meta:generator>
    <meta:user-defined meta:name="Info 1"/>
    <meta:user-defined meta:name="Info 2"/>
    <meta:user-defined meta:name="Info 3"/>
    <meta:user-defined meta:name="Info 4"/>
  </office:meta>
</office:document-meta>
</file>